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position="super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r Requirements</text:p>
      <text:p text:style-name="P2"/>
      <text:p text:style-name="P1">Information</text:p>
      <text:p text:style-name="P2"/>
      <text:p text:style-name="P2">-Stores players information</text:p>
      <text:p text:style-name="P2"><text:tab/>-stores it's current map</text:p>
      <text:p text:style-name="P2"><text:tab/>-stores it's frame parameters (x and y) </text:p>
      <text:p text:style-name="P2"/>
      <text:p text:style-name="P2">-Stores unit type information</text:p>
      <text:p text:style-name="P2"><text:tab/>-attack</text:p>
      <text:p text:style-name="P2"><text:tab/>-defence</text:p>
      <text:p text:style-name="P2"><text:tab/>-armour </text:p>
      <text:p text:style-name="P2"><text:tab/>-speed</text:p>
      <text:p text:style-name="P2"><text:tab/>-max health</text:p>
      <text:p text:style-name="P2"/>
      <text:p text:style-name="P2">-Stores building type information</text:p>
      <text:p text:style-name="P2"><text:tab/>-max hit points</text:p>
      <text:p text:style-name="P2"><text:tab/>-units it can build </text:p>
      <text:p text:style-name="P2"><text:tab/>-attack for towers and etc...</text:p>
      <text:p text:style-name="P2"><text:tab/></text:p>
      <text:p text:style-name="P2">-Stores map information </text:p>
      <text:p text:style-name="P2"><text:tab/>-features such as trees</text:p>
      <text:p text:style-name="P2"><text:tab/>-position of royal palace </text:p>
      <text:p text:style-name="P2"><text:tab/>-size </text:p>
      <text:p text:style-name="P2"/>
      <text:p text:style-name="P2">-Stores units information</text:p>
      <text:p text:style-name="P2"><text:tab/>-position</text:p>
      <text:p text:style-name="P2"><text:tab/><text:tab/>-map</text:p>
      <text:p text:style-name="P2"><text:tab/>-unit type</text:p>
      <text:p text:style-name="P2"><text:tab/>-health </text:p>
      <text:p text:style-name="P2"><text:tab/>-path to follow </text:p>
      <text:p text:style-name="P2"/>
      <text:p text:style-name="P2">-Stores building information</text:p>
      <text:p text:style-name="P2"><text:tab/>-position</text:p>
      <text:p text:style-name="P2"><text:tab/><text:tab/>-map</text:p>
      <text:p text:style-name="P2"><text:tab/>-building type</text:p>
      <text:p text:style-name="P2"><text:tab/>-health</text:p>
      <text:p text:style-name="P2"><text:tab/>-unit queue </text:p>
      <text:p text:style-name="P2"/>
      <text:p text:style-name="P1">Commands </text:p>
      <text:p text:style-name="P2"/>
      <text:p text:style-name="P2">-move unit</text:p>
      <text:p text:style-name="P2">-place unit in building</text:p>
      <text:p text:style-name="P2">-place unit in boat </text:p>
      <text:p text:style-name="P2">-set way points </text:p>
      <text:p text:style-name="P2">-unit attack other unit</text:p>
      <text:p text:style-name="P2">-unit attack building </text:p>
      <text:p text:style-name="P2"/>
      <text:p text:style-name="P2">-start building building </text:p>
      <text:p text:style-name="P2">-add unit to building unit queue</text:p>
      <text:p text:style-name="P2">-remove unit from building unit queue</text:p>
      <text:p text:style-name="P2">-attack unit (tower) </text:p>
      <text:p text:style-name="P2"><text:soft-page-break/></text:p>
      <text:p text:style-name="P2">-get unit information</text:p>
      <text:p text:style-name="P2">-get building information </text:p>
      <text:p text:style-name="P2">-get map information </text:p>
      <text:p text:style-name="P2"/>
      <text:p text:style-name="P2">-get frame </text:p>
      <text:p text:style-name="P2"/>
      <text:p text:style-name="P1">calculate frame</text:p>
      <text:p text:style-name="P2"/>
      <text:p text:style-name="P1"><text:span text:style-name="T1">-move unit by (1/10</text:span><text:span text:style-name="T2">th</text:span><text:span text:style-name="T1"> * speed) node in path </text:span></text:p>
      <text:p text:style-name="P2">-do one attack for each fight </text:p>
      <text:p text:style-name="P2">-place unit in building or boat </text:p>
      <text:p text:style-name="P2"/>
      <text:p text:style-name="P2">-increase building build progress</text:p>
      <text:p text:style-name="P2"><text:tab/>-if building progress is equal to 100 then create building </text:p>
      <text:p text:style-name="P2">-increase building unit progress</text:p>
      <text:p text:style-name="P2"><text:tab/>-if unit progress is equal to 100 then create unit <text:s/></text:p>
      <text:p text:style-name="P2">-do one attack for tower </text:p>
      <text:p text:style-name="P2"/>
      <text:p text:style-name="P2">-update resource collections based on the number of gold mines and farms </text:p>
      <text:p text:style-name="P2"/>
      <text:p text:style-name="P2">-do AI moves </text:p>
      <text:p text:style-name="P2"/>
      <text:p text:style-name="P2"/>
      <text:p text:style-name="P1">Set up</text:p>
      <text:p text:style-name="P2"/>
      <text:p text:style-name="P2">-load maps </text:p>
      <text:p text:style-name="P2">-create initial units </text:p>
      <text:p text:style-name="P2"><text:tab/>-4 slaves </text:p>
      <text:p text:style-name="P2">-create initial buildings</text:p>
      <text:p text:style-name="P2"><text:tab/>-royal palace </text:p>
      <text:p text:style-name="P2"><text:tab/>-stockpile </text:p>
      <text:p text:style-name="P2">-set up players initial resources </text:p>
      <text:p text:style-name="P2"><text:tab/>-500 food</text:p>
      <text:p text:style-name="P2"><text:tab/>-500 gold </text:p>
      <text:p text:style-name="P2">-set up connections </text:p>
      <text:p text:style-name="P2">-set up AI 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5-06-01T08:21:07.54</meta:creation-date>
    <dc:date>2015-06-03T08:16:55.75</dc:date>
    <dc:creator>Harry Martin</dc:creator>
    <meta:editing-duration>PT3H10M50S</meta:editing-duration>
    <meta:editing-cycles>17</meta:editing-cycles>
    <meta:generator>OpenOffice/4.1.1$Win32 OpenOffice.org_project/411m6$Build-9775</meta:generator>
    <meta:document-statistic meta:table-count="0" meta:image-count="0" meta:object-count="0" meta:page-count="2" meta:paragraph-count="70" meta:word-count="227" meta:character-count="1453"/>
  </office:meta>
</office:document-meta>
</file>